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code and images are my own unless stated otherwise.</text:p>
      <text:p text:style-name="Standard">CSS done with help from W3Schools CSS tutorials</text:p>
      <text:p text:style-name="Standard"/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 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09/03 – Created /static/site/sun.png</text:p>
      <text:p text:style-name="Standard">09/03 – Created /static/site/go-arrow.png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text:style-name="Internet_20_link" text:visited-style-name="Visited_20_Internet_20_Link">https://openweathermap.org/img/wn/</text:a>&lt;id&gt;@2x.png (try with &lt;id&gt; ='02d')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 </text:p>
      <text:p text:style-name="Standard">09/03 – Found out that GET requests cannot have bodies</text:p>
      <text:p text:style-name="Standard">09/03 – Created static/home.js to allow the 'go now' button to work</text:p>
      <text:p text:style-name="Standard"/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  <text:p text:style-name="Standard"/>
      <text:p text:style-name="Standard"/>
      <text:p text:style-name="Standard">16/03 – Updated /templates/weather.html and /static/weather.css to be ready for air quality data</text:p>
      <text:p text:style-name="Standard">16/03 – Created /functions/defra.py, which currently returns dummy data, and updated main.py to be able to send the data via /weather/content</text:p>
      <text:p text:style-name="Standard">16/03 – Updated /static/weather.js to use the air quality data</text:p>
      <text:p text:style-name="Standard"/>
      <text:p text:style-name="Standard">16/03 – Repeat above three points with advice generation and /functions/advice.py</text:p>
      <text:p text:style-name="Standard"><text:soft-page-break/>16/03 – Created /templates/contact.html and /static/contact.css</text:p>
      <text:p text:style-name="Standard">16/03 – Created /static/contact.js to send the email request to the back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2M59S</meta:editing-duration>
    <meta:editing-cycles>24</meta:editing-cycles>
    <meta:generator>OpenOffice/4.1.13$Win32 OpenOffice.org_project/4113m1$Build-9810</meta:generator>
    <dc:date>2023-03-16T12:53:58.40</dc:date>
    <dc:creator>Jacob Vincent</dc:creator>
    <meta:document-statistic meta:table-count="0" meta:image-count="0" meta:object-count="0" meta:page-count="2" meta:paragraph-count="33" meta:word-count="332" meta:character-count="2386"/>
    <meta:user-defined meta:name="Info 1"/>
    <meta:user-defined meta:name="Info 2"/>
    <meta:user-defined meta:name="Info 3"/>
    <meta:user-defined meta:name="Info 4"/>
  </office:meta>
</office:document-meta>
</file>